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4.628cm"/>
    </style:style>
    <style:style style:name="co6" style:family="table-column">
      <style:table-column-properties fo:break-before="auto" style:column-width="4.792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4.8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&quot;A&quot;;&quot;B&quot;;&quot;C&quot;;&quot;D&quot;;&quot;E&quot;;&quot;F&quot;;&quot;G&quot;;&quot;H&quot;;&quot;I&quot;;&quot;J&quot;;&quot;K&quot;;&quot;L&quot;;&quot;M&quot;;&quot;N&quot;;&quot;O&quot;;&quot;TODO&quot;)" table:allow-empty-cell="true" table:display-list="unsorted" table:base-cell-address="Sheet1.B1">
          <table:error-message table:message-type="stop" table:display="true"/>
        </table:content-validation>
        <table:content-validation table:name="val2" table:condition="of:cell-content-is-in-list(&quot;30&quot;;&quot;44&quot;;&quot;58&quot;;&quot;72&quot;;&quot;86&quot;;&quot;100&quot;;&quot;&quot;)" table:allow-empty-cell="true" table:display-list="unsorted" table:base-cell-address="Sheet1.C1">
          <table:error-message table:message-type="stop" table:display="true"/>
        </table:content-validation>
        <table:content-validation table:name="val3" table:condition="of:cell-content-is-in-list(&quot;0&quot;;&quot;20&quot;;&quot;40&quot;;&quot;60&quot;;&quot;80&quot;;&quot;100&quot;)" table:allow-empty-cell="true" table:display-list="unsorted" table:base-cell-address="Sheet1.D1">
          <table:error-message table:message-type="stop" table:display="true"/>
        </table:content-validation>
        <table:content-validation table:name="val4" table:condition="of:cell-content-is-in-list(&quot;20&quot;;&quot;40&quot;;&quot;60&quot;;&quot;80&quot;;&quot;100&quot;;&quot;&quot;)" table:allow-empty-cell="true" table:display-list="unsorted" table:base-cell-address="Sheet1.E1">
          <table:error-message table:message-type="stop" table:display="true"/>
        </table:content-validation>
      </table:content-validations>
      <table:table table:name="Sheet1" table:style-name="ta1" table:print-ranges="Sheet1.B2:Sheet1.B30 Sheet1.B2:Sheet1.B30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3" table:default-cell-style-name="ce1"/>
        <table:table-column table:style-name="co3" table:number-columns-repeated="1011" table:default-cell-style-name="ce2"/>
        <table:table-row table:style-name="ro1">
          <table:table-cell office:value-type="string" calcext:value-type="string">
            <text:p>Teste Numero</text:p>
          </table:table-cell>
          <table:table-cell table:content-validation-name="val1" office:value-type="string" calcext:value-type="string">
            <text:p>Parte do Campo</text:p>
          </table:table-cell>
          <table:table-cell table:content-validation-name="val2" office:value-type="string" calcext:value-type="string">
            <text:p>Contraste</text:p>
          </table:table-cell>
          <table:table-cell table:content-validation-name="val3" office:value-type="string" calcext:value-type="string">
            <text:p>Brilho</text:p>
          </table:table-cell>
          <table:table-cell table:content-validation-name="val4" office:value-type="string" calcext:value-type="string">
            <text:p>Threshold</text:p>
          </table:table-cell>
          <table:table-cell office:value-type="string" calcext:value-type="string">
            <text:p>Qtd de Detectados</text:p>
          </table:table-cell>
          <table:table-cell office:value-type="string" calcext:value-type="string">
            <text:p>Objectos-Cor Encontrados</text:p>
          </table:table-cell>
          <table:table-cell office:value-type="string" calcext:value-type="string">
            <text:p>Cores Encotradas</text:p>
          </table:table-cell>
          <table:table-cell office:value-type="string" calcext:value-type="string">
            <text:p>Qtd Azul</text:p>
          </table:table-cell>
          <table:table-cell office:value-type="string" calcext:value-type="string">
            <text:p>Qtd Amarelo</text:p>
          </table:table-cell>
          <table:table-cell office:value-type="string" calcext:value-type="string">
            <text:p>Qtd Laranja</text:p>
          </table:table-cell>
          <table:table-cell office:value-type="string" calcext:value-type="string">
            <text:p>Qtd Verde</text:p>
          </table:table-cell>
          <table:table-cell office:value-type="string" calcext:value-type="string">
            <text:p>Qtd Vermelho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37-&gt;3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 table:number-rows-repeated="1048565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</table:table>
      <table:table table:name="Testes Tota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3" table:default-cell-style-name="ce5"/>
        <table:table-column table:style-name="co3" table:default-cell-style-name="ce6"/>
        <table:table-column table:style-name="co9" table:default-cell-style-name="ce7"/>
        <table:table-column table:style-name="co3" table:default-cell-style-name="ce8"/>
        <table:table-column table:style-name="co10" table:default-cell-style-name="ce9"/>
        <table:table-column table:style-name="co3" table:number-columns-repeated="1000" table:default-cell-style-name="ce2"/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style-name="ce3" office:value-type="string" calcext:value-type="string" table:number-columns-spanned="5" table:number-rows-spanned="1">
            <text:p>Melhor Caso</text:p>
          </table:table-cell>
          <table:covered-table-cell table:number-columns-repeated="4"/>
          <table:table-cell office:value-type="string" calcext:value-type="string">
            <text:p>Com Precisao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e Numero</text:p>
          </table:table-cell>
          <table:table-cell table:content-validation-name="val1" office:value-type="string" calcext:value-type="string">
            <text:p>Parte do Campo</text:p>
          </table:table-cell>
          <table:table-cell table:content-validation-name="val2" office:value-type="string" calcext:value-type="string">
            <text:p>Contraste</text:p>
          </table:table-cell>
          <table:table-cell table:content-validation-name="val3" office:value-type="string" calcext:value-type="string">
            <text:p>Brilho</text:p>
          </table:table-cell>
          <table:table-cell table:content-validation-name="val4" office:value-type="string" calcext:value-type="string">
            <text:p>Threshold</text:p>
          </table:table-cell>
          <table:table-cell office:value-type="string" calcext:value-type="string">
            <office:annotation draw:style-name="gr1" draw:text-style-name="P1" svg:width="2.899cm" svg:height="1.781cm" svg:x="17.558cm" svg:y="0.451cm" draw:caption-point-x="-0.61cm" draw:caption-point-y="0.01cm">
              <dc:date>2016-07-29T00:00:00</dc:date>
              <text:p text:style-name="P1">Total de Objetos detectados pela detecção de contornos.</text:p>
            </office:annotation>
            <text:p>Qtd de Detectados</text:p>
          </table:table-cell>
          <table:table-cell office:value-type="string" calcext:value-type="string">
            <office:annotation draw:style-name="gr1" draw:text-style-name="P1" svg:width="2.899cm" svg:height="1.781cm" svg:x="22.35cm" svg:y="0.451cm" draw:caption-point-x="-0.61cm" draw:caption-point-y="0.01cm">
              <dc:date>2016-07-29T00:00:00</dc:date>
              <text:p text:style-name="P1">Objetos CorCalibrada após processamento</text:p>
            </office:annotation>
            <text:p>Objectos-Cor Encontrados</text:p>
          </table:table-cell>
          <table:table-cell office:value-type="string" calcext:value-type="string">
            <office:annotation draw:style-name="gr1" draw:text-style-name="P1" svg:width="2.899cm" svg:height="4.151cm" svg:x="25.372cm" svg:y="0cm" draw:caption-point-x="-0.61cm" draw:caption-point-y="0.461cm">
              <dc:date>2016-07-29T00:00:00</dc:date>
              <text:p text:style-name="P1">Considera-se objeto encontrado o objeto com preenchimento não somente bordas e </text:p>
              <text:p text:style-name="P1">somente de uma mesma cor</text:p>
              <text:p text:style-name="P1"/>
            </office:annotation>
            <text:p>Cores Encotradas</text:p>
          </table:table-cell>
          <table:table-cell office:value-type="string" calcext:value-type="string">
            <text:p>Qtd Azul</text:p>
          </table:table-cell>
          <table:table-cell office:value-type="string" calcext:value-type="string">
            <text:p>Qtd Amarelo</text:p>
          </table:table-cell>
          <table:table-cell office:value-type="string" calcext:value-type="string">
            <text:p>Qtd Laranja</text:p>
          </table:table-cell>
          <table:table-cell office:value-type="string" calcext:value-type="string">
            <text:p>Qtd Verde</text:p>
          </table:table-cell>
          <table:table-cell office:value-type="string" calcext:value-type="string">
            <text:p>Qtd Vermelho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3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3];1;0);IF([.J3];1;0);IF([.K3];1;0);IF([.L3];1;0);IF([.M3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IF([.I4];1;0);IF([.J4];1;0);IF([.K4];1;0);IF([.L4];1;0);IF([.M4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IF([.I5];1;0);IF([.J5];1;0);IF([.K5];1;0);IF([.L5];1;0);IF([.M5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IF([.I6];1;0);IF([.J6];1;0);IF([.K6];1;0);IF([.L6];1;0);IF([.M6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IF([.I7];1;0);IF([.J7];1;0);IF([.K7];1;0);IF([.L7];1;0);IF([.M7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74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8];1;0);IF([.J8];1;0);IF([.K8];1;0);IF([.L8];1;0);IF([.M8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41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9];1;0);IF([.J9];1;0);IF([.K9];1;0);IF([.L9];1;0);IF([.M9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35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0];1;0);IF([.J10];1;0);IF([.K10];1;0);IF([.L10];1;0);IF([.M10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2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1];1;0);IF([.J11];1;0);IF([.K11];1;0);IF([.L11];1;0);IF([.M11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1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2];1;0);IF([.J12];1;0);IF([.K12];1;0);IF([.L12];1;0);IF([.M12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7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IF([.I13];1;0);IF([.J13];1;0);IF([.K13];1;0);IF([.L13];1;0);IF([.M13];1;0)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6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14];1;0);IF([.J14];1;0);IF([.K14];1;0);IF([.L14];1;0);IF([.M14];1;0)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5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15];1;0);IF([.J15];1;0);IF([.K15];1;0);IF([.L15];1;0);IF([.M15];1;0)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3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I16];1;0);IF([.J16];1;0);IF([.K16];1;0);IF([.L16];1;0);IF([.M16];1;0)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2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IF([.I17];1;0);IF([.J17];1;0);IF([.K17];1;0);IF([.L17];1;0);IF([.M17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IF([.I18];1;0);IF([.J18];1;0);IF([.K18];1;0);IF([.L18];1;0);IF([.M18];1;0)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office:annotation draw:style-name="gr1" draw:text-style-name="P1" svg:width="2.899cm" svg:height="1.781cm" svg:x="26.95cm" svg:y="6.628cm" draw:caption-point-x="-0.61cm" draw:caption-point-y="1.51cm">
              <dc:date>2016-07-29T00:00:00</dc:date>
              <text:p text:style-name="P1">Tamanho ½ do tamanho do quadrado</text:p>
              <text:p text:style-name="P1"/>
            </office:annotation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IF([.I19];1;0);IF([.J19];1;0);IF([.K19];1;0);IF([.L19];1;0);IF([.M19];1;0)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2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office:annotation draw:style-name="gr1" draw:text-style-name="P1" svg:width="2.899cm" svg:height="1.386cm" svg:x="26.95cm" svg:y="7.079cm" draw:caption-point-x="-0.61cm" draw:caption-point-y="1.51cm">
              <dc:date>2016-07-29T00:00:00</dc:date>
              <text:p text:style-name="P1">Tamanho ½ do tamanho original</text:p>
              <text:p text:style-name="P1"/>
            </office:annotation>
            <text:p>6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I20];1;0);IF([.J20];1;0);IF([.K20];1;0);IF([.L20];1;0);IF([.M20];1;0)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IF([.I21];1;0);IF([.J21];1;0);IF([.K21];1;0);IF([.L21];1;0);IF([.M21];1;0)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4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IF([.I22];1;0);IF([.J22];1;0);IF([.K22];1;0);IF([.L22];1;0);IF([.M22];1;0)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1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3];1;0);IF([.J23];1;0);IF([.K23];1;0);IF([.L23];1;0);IF([.M23];1;0)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4];1;0);IF([.J24];1;0);IF([.K24];1;0);IF([.L24];1;0);IF([.M24];1;0)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I25];1;0);IF([.J25];1;0);IF([.K25];1;0);IF([.L25];1;0);IF([.M25];1;0)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26];1;0);IF([.J26];1;0);IF([.K26];1;0);IF([.L26];1;0);IF([.M26];1;0)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I27];1;0);IF([.J27];1;0);IF([.K27];1;0);IF([.L27];1;0);IF([.M27];1;0))" office:value-type="float" office:value="5" calcext:value-type="float">
            <text:p>5</text:p>
          </table:table-cell>
          <table:table-cell table:style-name="ce10" office:value-type="string" calcext:value-type="string">
            <text:p>Valores Maximos Obtidos nos 10 primeiros objetos</text:p>
          </table:table-cell>
          <table:table-cell table:number-columns-repeated="999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3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8];1;0);IF([.J28];1;0);IF([.K28];1;0);IF([.L28];1;0);IF([.M28];1;0)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29];1;0);IF([.J29];1;0);IF([.K29];1;0);IF([.L29];1;0);IF([.M29];1;0)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30];1;0);IF([.J30];1;0);IF([.K30];1;0);IF([.L30];1;0);IF([.M30];1;0)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I31];1;0);IF([.J31];1;0);IF([.K31];1;0);IF([.L31];1;0);IF([.M31];1;0)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I32];1;0);IF([.J32];1;0);IF([.K32];1;0);IF([.L32];1;0);IF([.M32];1;0)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33];1;0);IF([.J33];1;0);IF([.K33];1;0);IF([.L33];1;0);IF([.M33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34];1;0);IF([.J34];1;0);IF([.K34];1;0);IF([.L34];1;0);IF([.M34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35];1;0);IF([.J35];1;0);IF([.K35];1;0);IF([.L35];1;0);IF([.M35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36];1;0);IF([.J36];1;0);IF([.K36];1;0);IF([.L36];1;0);IF([.M36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37];1;0);IF([.J37];1;0);IF([.K37];1;0);IF([.L37];1;0);IF([.M37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38];1;0);IF([.J38];1;0);IF([.K38];1;0);IF([.L38];1;0);IF([.M38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39];1;0);IF([.J39];1;0);IF([.K39];1;0);IF([.L39];1;0);IF([.M39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40];1;0);IF([.J40];1;0);IF([.K40];1;0);IF([.L40];1;0);IF([.M40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41];1;0);IF([.J41];1;0);IF([.K41];1;0);IF([.L41];1;0);IF([.M41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42];1;0);IF([.J42];1;0);IF([.K42];1;0);IF([.L42];1;0);IF([.M42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43];1;0);IF([.J43];1;0);IF([.K43];1;0);IF([.L43];1;0);IF([.M43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44];1;0);IF([.J44];1;0);IF([.K44];1;0);IF([.L44];1;0);IF([.M44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45];1;0);IF([.J45];1;0);IF([.K45];1;0);IF([.L45];1;0);IF([.M45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46];1;0);IF([.J46];1;0);IF([.K46];1;0);IF([.L46];1;0);IF([.M46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47];1;0);IF([.J47];1;0);IF([.K47];1;0);IF([.L47];1;0);IF([.M47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48];1;0);IF([.J48];1;0);IF([.K48];1;0);IF([.L48];1;0);IF([.M48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49];1;0);IF([.J49];1;0);IF([.K49];1;0);IF([.L49];1;0);IF([.M49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50];1;0);IF([.J50];1;0);IF([.K50];1;0);IF([.L50];1;0);IF([.M50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51];1;0);IF([.J51];1;0);IF([.K51];1;0);IF([.L51];1;0);IF([.M51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52];1;0);IF([.J52];1;0);IF([.K52];1;0);IF([.L52];1;0);IF([.M52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53];1;0);IF([.J53];1;0);IF([.K53];1;0);IF([.L53];1;0);IF([.M53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54];1;0);IF([.J54];1;0);IF([.K54];1;0);IF([.L54];1;0);IF([.M54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55];1;0);IF([.J55];1;0);IF([.K55];1;0);IF([.L55];1;0);IF([.M55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56];1;0);IF([.J56];1;0);IF([.K56];1;0);IF([.L56];1;0);IF([.M56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57];1;0);IF([.J57];1;0);IF([.K57];1;0);IF([.L57];1;0);IF([.M57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58];1;0);IF([.J58];1;0);IF([.K58];1;0);IF([.L58];1;0);IF([.M58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59];1;0);IF([.J59];1;0);IF([.K59];1;0);IF([.L59];1;0);IF([.M59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0];1;0);IF([.J60];1;0);IF([.K60];1;0);IF([.L60];1;0);IF([.M60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1];1;0);IF([.J61];1;0);IF([.K61];1;0);IF([.L61];1;0);IF([.M61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2];1;0);IF([.J62];1;0);IF([.K62];1;0);IF([.L62];1;0);IF([.M62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3];1;0);IF([.J63];1;0);IF([.K63];1;0);IF([.L63];1;0);IF([.M63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4];1;0);IF([.J64];1;0);IF([.K64];1;0);IF([.L64];1;0);IF([.M64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5];1;0);IF([.J65];1;0);IF([.K65];1;0);IF([.L65];1;0);IF([.M65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6];1;0);IF([.J66];1;0);IF([.K66];1;0);IF([.L66];1;0);IF([.M66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7];1;0);IF([.J67];1;0);IF([.K67];1;0);IF([.L67];1;0);IF([.M67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6" calcext:value-type="float">
            <text:p>6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8];1;0);IF([.J68];1;0);IF([.K68];1;0);IF([.L68];1;0);IF([.M68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7" calcext:value-type="float">
            <text:p>6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69];1;0);IF([.J69];1;0);IF([.K69];1;0);IF([.L69];1;0);IF([.M69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8" calcext:value-type="float">
            <text:p>6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0];1;0);IF([.J70];1;0);IF([.K70];1;0);IF([.L70];1;0);IF([.M70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69" calcext:value-type="float">
            <text:p>6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1];1;0);IF([.J71];1;0);IF([.K71];1;0);IF([.L71];1;0);IF([.M71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2];1;0);IF([.J72];1;0);IF([.K72];1;0);IF([.L72];1;0);IF([.M72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1" calcext:value-type="float">
            <text:p>7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3];1;0);IF([.J73];1;0);IF([.K73];1;0);IF([.L73];1;0);IF([.M73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2" calcext:value-type="float">
            <text:p>7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4];1;0);IF([.J74];1;0);IF([.K74];1;0);IF([.L74];1;0);IF([.M74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3" calcext:value-type="float">
            <text:p>7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5];1;0);IF([.J75];1;0);IF([.K75];1;0);IF([.L75];1;0);IF([.M75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4" calcext:value-type="float">
            <text:p>7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6];1;0);IF([.J76];1;0);IF([.K76];1;0);IF([.L76];1;0);IF([.M76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5" calcext:value-type="float">
            <text:p>7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7];1;0);IF([.J77];1;0);IF([.K77];1;0);IF([.L77];1;0);IF([.M77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6" calcext:value-type="float">
            <text:p>7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8];1;0);IF([.J78];1;0);IF([.K78];1;0);IF([.L78];1;0);IF([.M78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7" calcext:value-type="float">
            <text:p>7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79];1;0);IF([.J79];1;0);IF([.K79];1;0);IF([.L79];1;0);IF([.M79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8" calcext:value-type="float">
            <text:p>7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0];1;0);IF([.J80];1;0);IF([.K80];1;0);IF([.L80];1;0);IF([.M80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9" calcext:value-type="float">
            <text:p>7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1];1;0);IF([.J81];1;0);IF([.K81];1;0);IF([.L81];1;0);IF([.M81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2];1;0);IF([.J82];1;0);IF([.K82];1;0);IF([.L82];1;0);IF([.M82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1" calcext:value-type="float">
            <text:p>8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3];1;0);IF([.J83];1;0);IF([.K83];1;0);IF([.L83];1;0);IF([.M83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2" calcext:value-type="float">
            <text:p>8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4];1;0);IF([.J84];1;0);IF([.K84];1;0);IF([.L84];1;0);IF([.M84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3" calcext:value-type="float">
            <text:p>8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5];1;0);IF([.J85];1;0);IF([.K85];1;0);IF([.L85];1;0);IF([.M85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4" calcext:value-type="float">
            <text:p>8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6];1;0);IF([.J86];1;0);IF([.K86];1;0);IF([.L86];1;0);IF([.M86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5" calcext:value-type="float">
            <text:p>8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7];1;0);IF([.J87];1;0);IF([.K87];1;0);IF([.L87];1;0);IF([.M87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6" calcext:value-type="float">
            <text:p>8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8];1;0);IF([.J88];1;0);IF([.K88];1;0);IF([.L88];1;0);IF([.M88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7" calcext:value-type="float">
            <text:p>8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89];1;0);IF([.J89];1;0);IF([.K89];1;0);IF([.L89];1;0);IF([.M89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8" calcext:value-type="float">
            <text:p>8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0];1;0);IF([.J90];1;0);IF([.K90];1;0);IF([.L90];1;0);IF([.M90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9" calcext:value-type="float">
            <text:p>8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1];1;0);IF([.J91];1;0);IF([.K91];1;0);IF([.L91];1;0);IF([.M91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2];1;0);IF([.J92];1;0);IF([.K92];1;0);IF([.L92];1;0);IF([.M92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1" calcext:value-type="float">
            <text:p>9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3];1;0);IF([.J93];1;0);IF([.K93];1;0);IF([.L93];1;0);IF([.M93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2" calcext:value-type="float">
            <text:p>9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4];1;0);IF([.J94];1;0);IF([.K94];1;0);IF([.L94];1;0);IF([.M94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3" calcext:value-type="float">
            <text:p>9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5];1;0);IF([.J95];1;0);IF([.K95];1;0);IF([.L95];1;0);IF([.M95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4" calcext:value-type="float">
            <text:p>9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6];1;0);IF([.J96];1;0);IF([.K96];1;0);IF([.L96];1;0);IF([.M96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5" calcext:value-type="float">
            <text:p>9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7];1;0);IF([.J97];1;0);IF([.K97];1;0);IF([.L97];1;0);IF([.M97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6" calcext:value-type="float">
            <text:p>9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8];1;0);IF([.J98];1;0);IF([.K98];1;0);IF([.L98];1;0);IF([.M98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7" calcext:value-type="float">
            <text:p>9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99];1;0);IF([.J99];1;0);IF([.K99];1;0);IF([.L99];1;0);IF([.M99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8" calcext:value-type="float">
            <text:p>9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0];1;0);IF([.J100];1;0);IF([.K100];1;0);IF([.L100];1;0);IF([.M100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99" calcext:value-type="float">
            <text:p>9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1];1;0);IF([.J101];1;0);IF([.K101];1;0);IF([.L101];1;0);IF([.M101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2];1;0);IF([.J102];1;0);IF([.K102];1;0);IF([.L102];1;0);IF([.M102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1" calcext:value-type="float">
            <text:p>10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3];1;0);IF([.J103];1;0);IF([.K103];1;0);IF([.L103];1;0);IF([.M103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2" calcext:value-type="float">
            <text:p>10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4];1;0);IF([.J104];1;0);IF([.K104];1;0);IF([.L104];1;0);IF([.M104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3" calcext:value-type="float">
            <text:p>10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5];1;0);IF([.J105];1;0);IF([.K105];1;0);IF([.L105];1;0);IF([.M105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4" calcext:value-type="float">
            <text:p>10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6];1;0);IF([.J106];1;0);IF([.K106];1;0);IF([.L106];1;0);IF([.M106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5" calcext:value-type="float">
            <text:p>10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7];1;0);IF([.J107];1;0);IF([.K107];1;0);IF([.L107];1;0);IF([.M107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6" calcext:value-type="float">
            <text:p>10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8];1;0);IF([.J108];1;0);IF([.K108];1;0);IF([.L108];1;0);IF([.M108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7" calcext:value-type="float">
            <text:p>10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09];1;0);IF([.J109];1;0);IF([.K109];1;0);IF([.L109];1;0);IF([.M109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8" calcext:value-type="float">
            <text:p>10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0];1;0);IF([.J110];1;0);IF([.K110];1;0);IF([.L110];1;0);IF([.M110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09" calcext:value-type="float">
            <text:p>10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1];1;0);IF([.J111];1;0);IF([.K111];1;0);IF([.L111];1;0);IF([.M111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2];1;0);IF([.J112];1;0);IF([.K112];1;0);IF([.L112];1;0);IF([.M112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1" calcext:value-type="float">
            <text:p>11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3];1;0);IF([.J113];1;0);IF([.K113];1;0);IF([.L113];1;0);IF([.M113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2" calcext:value-type="float">
            <text:p>11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4];1;0);IF([.J114];1;0);IF([.K114];1;0);IF([.L114];1;0);IF([.M114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3" calcext:value-type="float">
            <text:p>11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5];1;0);IF([.J115];1;0);IF([.K115];1;0);IF([.L115];1;0);IF([.M115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4" calcext:value-type="float">
            <text:p>11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6];1;0);IF([.J116];1;0);IF([.K116];1;0);IF([.L116];1;0);IF([.M116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5" calcext:value-type="float">
            <text:p>11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7];1;0);IF([.J117];1;0);IF([.K117];1;0);IF([.L117];1;0);IF([.M117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6" calcext:value-type="float">
            <text:p>11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8];1;0);IF([.J118];1;0);IF([.K118];1;0);IF([.L118];1;0);IF([.M118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7" calcext:value-type="float">
            <text:p>11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19];1;0);IF([.J119];1;0);IF([.K119];1;0);IF([.L119];1;0);IF([.M119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8" calcext:value-type="float">
            <text:p>11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0];1;0);IF([.J120];1;0);IF([.K120];1;0);IF([.L120];1;0);IF([.M120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19" calcext:value-type="float">
            <text:p>11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1];1;0);IF([.J121];1;0);IF([.K121];1;0);IF([.L121];1;0);IF([.M121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2];1;0);IF([.J122];1;0);IF([.K122];1;0);IF([.L122];1;0);IF([.M122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1" calcext:value-type="float">
            <text:p>12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3];1;0);IF([.J123];1;0);IF([.K123];1;0);IF([.L123];1;0);IF([.M123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2" calcext:value-type="float">
            <text:p>12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4];1;0);IF([.J124];1;0);IF([.K124];1;0);IF([.L124];1;0);IF([.M124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3" calcext:value-type="float">
            <text:p>12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5];1;0);IF([.J125];1;0);IF([.K125];1;0);IF([.L125];1;0);IF([.M125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4" calcext:value-type="float">
            <text:p>12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6];1;0);IF([.J126];1;0);IF([.K126];1;0);IF([.L126];1;0);IF([.M126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5" calcext:value-type="float">
            <text:p>12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7];1;0);IF([.J127];1;0);IF([.K127];1;0);IF([.L127];1;0);IF([.M127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26" calcext:value-type="float">
            <text:p>12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SUM(IF([.I128];1;0);IF([.J128];1;0);IF([.K128];1;0);IF([.L128];1;0);IF([.M128];1;0))" office:value-type="float" office:value="0" calcext:value-type="float">
            <text:p>0</text:p>
          </table:table-cell>
          <table:table-cell table:number-columns-repeated="1000"/>
        </table:table-row>
        <table:table-row table:style-name="ro1" table:number-rows-repeated="1048447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0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09"/>
        </table:table-row>
      </table:table>
      <table:table table:name="Sheet3" table:style-name="ta1">
        <table:shapes>
          <draw:frame draw:z-index="0" draw:style-name="gr2" draw:text-style-name="P2" svg:width="15.999cm" svg:height="8.999cm" svg:x="2.358cm" svg:y="0.1cm">
            <draw:object draw:notify-on-update-of-ranges="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A" table:target-range-address="Sheet1.B2:Sheet1.B30" table:orientation="column"/>
        <table:database-range table:name="Ac" table:target-range-address="Sheet1.B2:Sheet1.B30" table:orientation="column"/>
        <table:database-range table:name="v" table:target-range-address="Sheet1.B2:Sheet1.B3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4:26:57.046427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08:45:37.527851085</meta:creation-date>
    <dc:date>2016-07-29T16:59:21.201957667</dc:date>
    <meta:editing-duration>PT1H43M49S</meta:editing-duration>
    <meta:editing-cycles>12</meta:editing-cycles>
    <meta:generator>LibreOffice/4.2.8.2$Linux_X86_64 LibreOffice_project/420m0$Build-2</meta:generator>
    <meta:document-statistic meta:table-count="3" meta:cell-count="1337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